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5.5cm"/>
    </style:style>
    <style:style style:name="Table1.C" style:family="table-column">
      <style:table-column-properties style:column-width="6.6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0.69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MU Serif"/>
    </style:style>
    <style:style style:name="P2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60670" officeooo:paragraph-rsid="00060670" style:font-size-asian="10pt" style:font-size-complex="10pt"/>
    </style:style>
    <style:style style:name="P3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60670" officeooo:paragraph-rsid="00089996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MU Serif" fo:font-size="10pt" style:font-size-asian="10pt" style:font-size-complex="10pt"/>
    </style:style>
    <style:style style:name="P5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7b2d5" officeooo:paragraph-rsid="0007b2d5" style:font-size-asian="10pt" style:font-size-complex="10pt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89996" officeooo:paragraph-rsid="0008999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MU Serif" fo:font-size="10pt" officeooo:rsid="00089996" officeooo:paragraph-rsid="00089996" style:font-size-asian="10pt" style:font-size-complex="10pt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8f4ac" officeooo:paragraph-rsid="0008f4ac" style:font-size-asian="10pt" style:font-size-complex="10pt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a301a" officeooo:paragraph-rsid="000a301a" style:font-size-asian="10pt" style:font-size-complex="10pt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CMU Serif" fo:font-size="10pt" officeooo:rsid="000a422c" officeooo:paragraph-rsid="000a422c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000033" style:font-name="CMU Serif" fo:font-size="10pt" fo:font-weight="bold" officeooo:rsid="0006067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33" style:font-name="CMU Serif" fo:font-size="10pt" fo:font-weight="bold" officeooo:rsid="00060670" officeooo:paragraph-rsid="0008999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33" style:font-name="CMU Serif" fo:font-size="10pt" fo:font-weight="bold" officeooo:rsid="00089996" officeooo:paragraph-rsid="0008999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33" style:font-name="CMU Serif" fo:font-size="10pt" fo:font-weight="bold" officeooo:rsid="000a301a" officeooo:paragraph-rsid="000a301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33" style:font-name="CMU Serif" fo:font-size="10pt" fo:font-weight="bold" officeooo:rsid="00060670" officeooo:paragraph-rsid="00060670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33" style:font-name="CMU Serif" fo:font-size="10pt" fo:font-weight="bold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33" fo:font-size="10pt" fo:font-weight="bold" officeooo:paragraph-rsid="0007b2d5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CMU Serif" officeooo:rsid="0007b2d5"/>
    </style:style>
    <style:style style:name="T2" style:family="text">
      <style:text-properties officeooo:rsid="000a30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Step 1: Data Acquisition and Quality Control </text:p>
          </table:table-cell>
          <table:table-cell table:style-name="Table1.A1" office:value-type="string">
            <text:p text:style-name="P15">Step 2: Exploratory Network Analysis</text:p>
          </table:table-cell>
          <table:table-cell table:style-name="Table1.A1" office:value-type="string">
            <text:p text:style-name="P16"/>
          </table:table-cell>
          <table:table-cell table:style-name="Table1.C1" office:value-type="string">
            <text:p text:style-name="P17"><text:span text:style-name="T1">Step 3: Attribute Analysis</text:span></text:p>
          </table:table-cell>
        </table:table-row>
        <table:table-row table:style-name="Table1.2">
          <table:table-cell table:style-name="Table1.A2" office:value-type="string">
            <text:list xml:id="list7317153976830400555" text:style-name="L1">
              <text:list-item>
                <text:p text:style-name="P2">Acquire Enron email network data with timestamps</text:p>
              </text:list-item>
              <text:list-item>
                <text:p text:style-name="P2">Check data quality by examining time stamps for errors and checking data shape</text:p>
              </text:list-item>
              <text:list-item>
                <text:p text:style-name="P2">Discard data with incorrect time stamps from the analysis</text:p>
              </text:list-item>
              <text:list-item>
                <text:p text:style-name="P3">Segment data into yearly and monthly chunks</text:p>
              </text:list-item>
            </text:list>
          </table:table-cell>
          <table:table-cell table:style-name="Table1.A2" office:value-type="string">
            <text:list xml:id="list225423825897419" text:continue-numbering="true" text:style-name="L1">
              <text:list-item>
                <text:p text:style-name="P3">From the segmented data create networks without temporal aggregation from the yearly and monthly data</text:p>
              </text:list-item>
              <text:list-item>
                <text:p text:style-name="P2">On these yearly and monthly networks derive centrality and network statistics</text:p>
              </text:list-item>
              <text:list-item>
                <text:p text:style-name="P2">Use the centrality and assortativity statistics to establish a signal for the graph time series. </text:p>
              </text:list-item>
              <text:list-item>
                <text:p text:style-name="P9">Derive network visualisations using clustered indices sorted adjacency matrices, node link and waveform diagrams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list xml:id="list225424749243498" text:continue-numbering="true" text:style-name="L1">
              <text:list-item>
                <text:p text:style-name="P5">Using the Hilbert to derive a complex trace derive attributes commonly used in seismic data analysis</text:p>
              </text:list-item>
              <text:list-item>
                <text:p text:style-name="P5">Using the Fourier Transform to derive real frequency components to derive an audio signal derive Music Information Retrieval Attributes</text:p>
              </text:list-item>
              <text:list-item>
                <text:p text:style-name="P8">Derive additional novel attributes and those from literature</text:p>
              </text:list-item>
              <text:list-item>
                <text:p text:style-name="P5">For all the attributes above determine which graph matrix gives the best attributes by looking at the Normalised Laplacian, Modularity and Adjacency Matrix</text:p>
              </text:list-item>
              <text:list-item>
                <text:p text:style-name="P5">Use Entropy and Signal to Noise Ratio in addition to comparison with the signal of the benchmark measures in Step 2 to determine the best attribute set</text:p>
              </text:list-item>
            </text:list>
          </table:table-cell>
        </table:table-row>
        <table:table-row>
          <table:table-cell table:style-name="Table1.A2" office:value-type="string">
            <text:p text:style-name="P12">Step 4: Attribute Volume <text:span text:style-name="T2">Derivation</text:span></text:p>
          </table:table-cell>
          <table:table-cell table:style-name="Table1.A2" office:value-type="string">
            <text:p text:style-name="P13">Step 5: Attribute Voume <text:s/>Analysis 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4">Step 6: Node Level Analysis</text:p>
          </table:table-cell>
        </table:table-row>
        <table:table-row>
          <table:table-cell table:style-name="Table1.A2" office:value-type="string">
            <text:list xml:id="list225425291464459" text:continue-numbering="true" text:style-name="L1">
              <text:list-item>
                <text:p text:style-name="P6"><text:span text:style-name="T2">Aggregate by averaging the</text:span> Normalised Laplacian attributes derive an attribute volume for the graph time series at the monthly and yearly level <text:span text:style-name="T2">scaling to [-1,1] interval</text:span></text:p>
              </text:list-item>
              <text:list-item>
                <text:p text:style-name="P6">From the monthly attribute volume explore aggregation measures such as the RMS, NRMS and Emergence</text:p>
              </text:list-item>
              <text:list-item>
                <text:p text:style-name="P6">Add these aggregation measures to the attribute volume to derive a final attribute volume</text:p>
              </text:list-item>
            </text:list>
            <text:p text:style-name="P7"/>
          </table:table-cell>
          <table:table-cell table:style-name="Table1.A2" office:value-type="string">
            <text:list xml:id="list225424167199232" text:continue-numbering="true" text:style-name="L1">
              <text:list-item>
                <text:p text:style-name="P10">Use the attribute volume to compare signal of derived attributes to benchmark measures noting anomalies</text:p>
              </text:list-item>
              <text:list-item>
                <text:p text:style-name="P6">From the attribute volume derive Pearson correlation matrice, Correlation Network, Correlation Network degree Histograms </text:p>
              </text:list-item>
              <text:list-item>
                <text:p text:style-name="P6">Explore attribute similarity through additional techniques such as MDS and TSNE</text:p>
              </text:list-item>
              <text:list-item>
                <text:p text:style-name="P6">Using the Average Degree as a predictive target perform Regression Analysis to derive feature ranking of attributes using a 50/50 train/test split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list xml:id="list225423409307723" text:continue-numbering="true" text:style-name="L1">
              <text:list-item>
                <text:p text:style-name="P9">Use 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2:13:23.690163860</meta:creation-date>
    <dc:date>2016-09-21T22:54:23.158684860</dc:date>
    <meta:editing-duration>PT30M46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2" meta:paragraph-count="27" meta:word-count="354" meta:character-count="2281" meta:non-whitespace-character-count="1969"/>
  </office:meta>
</office:document-meta>
</file>